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christian@christian-NUC7i5BNH</text:initial-creator></text:p>
      <text:p text:style-name="OrgSubtitle"/>
      <text:p text:style-name="OrgSubtitle"/>
      <text:p text:style-name="OrgSubtitle"/>
      <text:h text:style-name="Heading_20_1" text:outline-level="1">
<text:bookmark-start text:name="OrgXref.sec-1"/>
<text:bookmark text:name="sec-1"/>Hvordan kan man få kartlagt situasjonen?
<text:bookmark-end text:name="OrgXref.sec-1"/></text:h>
      <text:p text:style-name="Text_20_body">For å få kartlagt situasjonen vil det være naturlig å spørre andre elever som har lest bloggen. Dette kan hjelpe med å få oversikt over tidslinja til situasjonen. Etter å ha fått oversikt ville det neste steg vært å konfrontert Ida og deretter Mette og Eva. 
</text:p>
      <text:h text:style-name="Heading_20_1" text:outline-level="1">
<text:bookmark-start text:name="OrgXref.sec-2"/>
<text:bookmark text:name="sec-2"/>Hva er det dere ønsker å oppnå?
<text:bookmark-end text:name="OrgXref.sec-2"/></text:h>
      <text:p text:style-name="Text_20_body">Vi ønsker å oppnå at negtive blogger ikke oppstår igjen. Derfor vil det være hensiktsmessig å ta en alovrlig prat med Mette og Eva. Nødvendigvis vil Ida også måtte være med på dette, uavhengig om hun mener at ikke hadde en del i de negative inleggene. 
</text:p>
      <text:h text:style-name="Heading_20_1" text:outline-level="1">
<text:bookmark-start text:name="OrgXref.sec-3"/>
<text:bookmark text:name="sec-3"/>Hvordan skal dere håndtere ulike situasjoner?
<text:bookmark-end text:name="OrgXref.sec-3"/></text:h>
      <text:p text:style-name="Text_20_body">Etter at dette har blåst over vil det være lurt å ha en klassesamtale der man diskuterer hva som kan skje dersom situasjoner som dette får fortsette uavbrutt, og hvordan dette kan bidra til ett dårlig klassemiljø.
</text:p>
      <text:h text:style-name="Heading_20_1" text:outline-level="1">
<text:bookmark-start text:name="OrgXref.sec-4"/>
<text:bookmark text:name="sec-4"/>Analyse
<text:bookmark-end text:name="OrgXref.sec-4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 table:number-columns-spanned="11">
                <text:p text:style-name="OrgTableHeadingLeft">Behov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11">
                <text:p text:style-name="OrgTableHeadingLeft">Tiltak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11">
                <text:p text:style-name="OrgTableHeadingLeft">Handling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11">
                <text:p text:style-name="OrgTableHeadingLeft">Hvem er ansvalig for gjennomføringen?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s>
            <table:table-row>
              <table:table-cell table:style-name="OrgTblCellT" table:number-columns-spanned="11">
                <text:p text:style-name="OrgTableContentsLeft">Jentene skriver usanne stygge påstander om andre jenter på skolen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11">
                <text:p text:style-name="OrgTableContentsLeft">Jentene må konfronteres med dette, og få det forklart at slike inlegg ikke er greit. Konsekvensene dette kan ha på de blogginleggene angår må understrekes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11">
                <text:p text:style-name="OrgTableContentsLeft">Jentene må slette de negative inleggene, samnt muligens skrive en unnskyldning til de det gjalt når det kom til negative inlegg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11">
                <text:p text:style-name="OrgTableContentsLeft">Læreren vil først og fremst være ansvarlig for å ta dette opp med jentene, men jentene vil selv være ansvarlige for å slette inlegg samt skrive en unnskyldning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 table:number-columns-spanned="11">
                <text:p text:style-name="OrgTableContentsLeft">Konflikten mellom Eva, Mette og Ida påvirker Ida i så stor grad at det merkes av læreren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1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11">
                <text:p text:style-name="OrgTableContentsLeft">Først muligens en samtale med Ida om hva det er som plager henne, deretter ett felles møte mellom alle 3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11">
                <text:p text:style-name="OrgTableContentsLeft">Læreren må også ta handling her. Muligens få jentene til å be om unnskyldning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18-11-14T14:46:37</dc:date>
    <meta:creation-date>2018-11-14T14:46:37</meta:creation-date>
    <meta:generator/>
    <meta:keyword>nil</meta:keyword>
    <dc:subject>nil</dc:subject>
    <dc:title/>
  </office:meta>
</office:document-meta>
</file>